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fe131"/>
    </style:style>
    <style:style style:name="P3" style:family="paragraph" style:parent-style-name="Standard">
      <style:text-properties officeooo:paragraph-rsid="001fe131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71b8f8"/>
    </style:style>
    <style:style style:name="P6" style:family="paragraph" style:parent-style-name="Standard" style:list-style-name="L1">
      <style:text-properties officeooo:paragraph-rsid="00446769"/>
    </style:style>
    <style:style style:name="P7" style:family="paragraph" style:parent-style-name="Standard" style:list-style-name="L1">
      <style:text-properties officeooo:paragraph-rsid="00692b9a"/>
    </style:style>
    <style:style style:name="P8" style:family="paragraph" style:parent-style-name="Standard" style:list-style-name="L1">
      <style:text-properties officeooo:paragraph-rsid="00425362"/>
    </style:style>
    <style:style style:name="P9" style:family="paragraph" style:parent-style-name="Standard" style:list-style-name="L1">
      <style:text-properties officeooo:paragraph-rsid="0043f83d"/>
    </style:style>
    <style:style style:name="P10" style:family="paragraph" style:parent-style-name="Standard" style:list-style-name="L1">
      <style:text-properties officeooo:paragraph-rsid="00799f8a"/>
    </style:style>
    <style:style style:name="P11" style:family="paragraph" style:parent-style-name="Standard" style:list-style-name="L1">
      <style:text-properties officeooo:paragraph-rsid="001fe131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6ce341"/>
    </style:style>
    <style:style style:name="P13" style:family="paragraph" style:parent-style-name="Standard" style:list-style-name="L1">
      <style:text-properties officeooo:rsid="006b25eb" officeooo:paragraph-rsid="006b25eb"/>
    </style:style>
    <style:style style:name="P14" style:family="paragraph" style:parent-style-name="Standard" style:list-style-name="L1">
      <style:paragraph-properties fo:text-align="start" style:justify-single-word="false"/>
      <style:text-properties style:use-window-font-color="true" style:font-name="Liberation Serif" fo:font-size="12pt" fo:font-weight="bold" officeooo:paragraph-rsid="0056d043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use-window-font-color="true" style:font-name="Liberation Serif" fo:font-size="12pt" fo:font-weight="normal" officeooo:paragraph-rsid="0020788e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use-window-font-color="true" style:font-name="Liberation Serif" fo:font-size="12pt" fo:font-weight="normal" officeooo:rsid="003d0a6c" officeooo:paragraph-rsid="003cda0b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use-window-font-color="true" style:font-name="Liberation Serif" fo:font-size="12pt" fo:font-weight="normal" officeooo:rsid="003161f5" officeooo:paragraph-rsid="003fa956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use-window-font-color="true" style:font-name="Liberation Serif" fo:font-size="12pt" fo:font-weight="normal" officeooo:rsid="0055e672" officeooo:paragraph-rsid="0055e672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text-properties style:text-position="0% 100%"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text-properties style:text-position="0% 100%" style:font-name="Times New Roman" fo:font-size="12pt" fo:font-weight="normal" officeooo:paragraph-rsid="0048b892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style:text-position="0% 100%" style:font-name="Times New Roman" fo:font-size="12pt" fo:font-weight="normal" officeooo:rsid="00237a29" officeooo:paragraph-rsid="0048b892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text-properties style:text-position="0% 100%" style:font-name="Times New Roman" fo:font-size="12pt" fo:font-weight="normal" officeooo:rsid="00479d98" officeooo:paragraph-rsid="0048b892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text-properties fo:font-weight="normal" style:font-weight-asian="normal" style:font-weight-complex="normal"/>
    </style:style>
    <style:style style:name="P25" style:family="paragraph" style:parent-style-name="Standard" style:list-style-name="L1">
      <style:text-properties fo:font-weight="normal" officeooo:paragraph-rsid="0020788e" style:font-weight-asian="normal" style:font-weight-complex="normal"/>
    </style:style>
    <style:style style:name="P26" style:family="paragraph" style:parent-style-name="Standard" style:list-style-name="L1">
      <style:text-properties fo:font-weight="normal" officeooo:paragraph-rsid="00223c2a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paragraph-rsid="0020788e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570649" officeooo:paragraph-rsid="00570649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278328" officeooo:paragraph-rsid="00278328" style:font-weight-asian="normal" style:font-weight-complex="normal"/>
    </style:style>
    <style:style style:name="P31" style:family="paragraph" style:parent-style-name="Standard" style:list-style-name="L1">
      <style:text-properties fo:font-weight="normal" officeooo:rsid="003d0a6c" officeooo:paragraph-rsid="003c0831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237d79" officeooo:paragraph-rsid="00237d79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30ea92" officeooo:paragraph-rsid="002d2fac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30ea92" officeooo:paragraph-rsid="002fb513" style:font-weight-asian="normal" style:font-weight-complex="normal"/>
    </style:style>
    <style:style style:name="P35" style:family="paragraph" style:parent-style-name="Standard" style:list-style-name="L1">
      <style:text-properties fo:font-weight="normal" officeooo:rsid="003161f5" officeooo:paragraph-rsid="003fa956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3161f5" officeooo:paragraph-rsid="003ec13b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3161f5" officeooo:paragraph-rsid="003e3700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54219b" officeooo:paragraph-rsid="0054219b" style:font-weight-asian="normal" style:font-weight-complex="normal"/>
    </style:style>
    <style:style style:name="P39" style:family="paragraph" style:parent-style-name="Standard" style:list-style-name="L1">
      <style:text-properties fo:font-weight="normal" officeooo:rsid="0035db8b" officeooo:paragraph-rsid="00494fed" style:font-weight-asian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weight="normal" officeooo:rsid="0035db8b" officeooo:paragraph-rsid="00494fed" style:font-weight-asian="normal" style:font-weight-complex="normal"/>
    </style:style>
    <style:style style:name="P41" style:family="paragraph" style:parent-style-name="Standard" style:list-style-name="L1">
      <style:text-properties fo:font-weight="normal" officeooo:rsid="00506522" officeooo:paragraph-rsid="00479d98" style:font-weight-asian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weight="normal" officeooo:rsid="00399d88" officeooo:paragraph-rsid="00399d88" style:font-weight-asian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weight="normal" officeooo:rsid="0023db0f" officeooo:paragraph-rsid="0023db0f" style:font-weight-asian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weight="normal" officeooo:rsid="0043fbab" officeooo:paragraph-rsid="0033d7f2" style:font-weight-asian="normal" style:font-weight-complex="normal"/>
    </style:style>
    <style:style style:name="P45" style:family="paragraph" style:parent-style-name="Standard" style:list-style-name="L1">
      <style:text-properties fo:font-weight="normal" officeooo:rsid="0043fbab" officeooo:paragraph-rsid="003578a7" style:font-weight-asian="normal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weight="normal" officeooo:rsid="00584d0a" officeooo:paragraph-rsid="00584d0a" style:font-weight-asian="normal" style:font-weight-complex="normal"/>
    </style:style>
    <style:style style:name="P47" style:family="paragraph" style:parent-style-name="Standard" style:list-style-name="L1">
      <style:text-properties fo:font-weight="normal" officeooo:rsid="00540623" officeooo:paragraph-rsid="00540623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237a29" officeooo:paragraph-rsid="00237a29" style:font-weight-asian="normal" style:font-weight-complex="normal"/>
    </style:style>
    <style:style style:name="P49" style:family="paragraph" style:parent-style-name="Standard" style:list-style-name="L1">
      <style:text-properties fo:font-weight="bold" style:font-weight-asian="bold" style:font-weight-complex="bold"/>
    </style:style>
    <style:style style:name="P50" style:family="paragraph" style:parent-style-name="Standard" style:list-style-name="L1">
      <style:text-properties fo:font-weight="bold" officeooo:paragraph-rsid="00570649" style:font-weight-asian="bold" style:font-weight-complex="bold"/>
    </style:style>
    <style:style style:name="P51" style:family="paragraph" style:parent-style-name="Standard" style:list-style-name="L1">
      <style:text-properties officeooo:rsid="00237a29" officeooo:paragraph-rsid="00237a29"/>
    </style:style>
    <style:style style:name="P52" style:family="paragraph" style:parent-style-name="Standard" style:list-style-name="L1">
      <style:text-properties officeooo:rsid="00257292" officeooo:paragraph-rsid="00257292"/>
    </style:style>
    <style:style style:name="P53" style:family="paragraph" style:parent-style-name="Standard" style:list-style-name="L1">
      <style:text-properties officeooo:rsid="0036d785" officeooo:paragraph-rsid="0036d785"/>
    </style:style>
    <style:style style:name="P54" style:family="paragraph" style:parent-style-name="Standard" style:list-style-name="L1">
      <style:paragraph-properties fo:margin-top="0in" fo:margin-bottom="0in" style:contextual-spacing="false"/>
      <style:text-properties fo:font-weight="normal" officeooo:paragraph-rsid="0020788e" style:font-weight-asian="normal" style:font-weight-complex="normal"/>
    </style:style>
    <style:style style:name="P55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5b4f2e" style:font-weight-asian="normal" style:font-weight-complex="normal"/>
    </style:style>
    <style:style style:name="P56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5fa399" style:font-weight-asian="normal" style:font-weight-complex="normal"/>
    </style:style>
    <style:style style:name="P57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5fdb90" style:font-weight-asian="normal" style:font-weight-complex="normal"/>
    </style:style>
    <style:style style:name="P58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5a0967" style:font-weight-asian="normal" style:font-weight-complex="normal"/>
    </style:style>
    <style:style style:name="P59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weight="normal" officeooo:rsid="00158204" officeooo:paragraph-rsid="005fa399" style:font-weight-asian="normal" style:font-weight-complex="normal"/>
    </style:style>
    <style:style style:name="P60" style:family="paragraph" style:parent-style-name="Standard" style:list-style-name="L1">
      <style:paragraph-properties fo:margin-top="0in" fo:margin-bottom="0in" style:contextual-spacing="false"/>
      <style:text-properties fo:font-weight="normal" officeooo:rsid="008f4f2e" officeooo:paragraph-rsid="004c0893" style:font-weight-asian="normal" style:font-weight-complex="normal"/>
    </style:style>
    <style:style style:name="P61" style:family="paragraph" style:parent-style-name="Standard" style:list-style-name="L1">
      <style:paragraph-properties fo:margin-top="0in" fo:margin-bottom="0in" style:contextual-spacing="false"/>
      <style:text-properties fo:font-weight="normal" officeooo:rsid="008f4f2e" officeooo:paragraph-rsid="004bd40e" style:font-weight-asian="normal" style:font-weight-complex="normal"/>
    </style:style>
    <style:style style:name="P62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weight="normal" officeooo:rsid="008f4f2e" officeooo:paragraph-rsid="004c0893" style:font-weight-asian="normal" style:font-weight-complex="normal"/>
    </style:style>
    <style:style style:name="P63" style:family="paragraph" style:parent-style-name="Standard" style:list-style-name="L1">
      <style:paragraph-properties fo:margin-top="0in" fo:margin-bottom="0in" style:contextual-spacing="false"/>
      <style:text-properties fo:font-weight="normal" officeooo:rsid="0031a53e" officeooo:paragraph-rsid="004aa65c" style:font-weight-asian="normal" style:font-weight-complex="normal"/>
    </style:style>
    <style:style style:name="P64" style:family="paragraph" style:parent-style-name="Standard" style:list-style-name="L1">
      <style:paragraph-properties fo:margin-top="0in" fo:margin-bottom="0in" style:contextual-spacing="false"/>
      <style:text-properties fo:font-weight="normal" officeooo:rsid="004ec3e7" officeooo:paragraph-rsid="004ec3e7" style:font-weight-asian="normal" style:font-weight-complex="normal"/>
    </style:style>
    <style:style style:name="P65" style:family="paragraph" style:parent-style-name="Standard" style:list-style-name="L1">
      <style:paragraph-properties fo:margin-top="0in" fo:margin-bottom="0in" style:contextual-spacing="false"/>
      <style:text-properties fo:font-weight="normal" officeooo:rsid="005ad1a9" officeooo:paragraph-rsid="005a817f" style:font-weight-asian="normal" style:font-weight-complex="normal"/>
    </style:style>
    <style:style style:name="P66" style:family="paragraph" style:parent-style-name="Standard" style:list-style-name="L1">
      <style:paragraph-properties fo:margin-top="0in" fo:margin-bottom="0in" style:contextual-spacing="false"/>
      <style:text-properties fo:font-weight="normal" officeooo:rsid="0058c706" officeooo:paragraph-rsid="00631519" style:font-weight-asian="normal" style:font-weight-complex="normal"/>
    </style:style>
    <style:style style:name="P67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fo:font-weight="normal" officeooo:rsid="00212733" officeooo:paragraph-rsid="006172bd" style:font-weight-asian="normal" style:font-weight-complex="normal"/>
    </style:style>
    <style:style style:name="P68" style:family="paragraph" style:parent-style-name="Standard" style:list-style-name="L1">
      <style:paragraph-properties fo:margin-top="0in" fo:margin-bottom="0in" style:contextual-spacing="false"/>
      <style:text-properties style:text-position="0% 100%" fo:font-weight="normal" officeooo:rsid="00212733" officeooo:paragraph-rsid="00620984" style:font-weight-asian="normal" style:font-weight-complex="normal"/>
    </style:style>
    <style:style style:name="P69" style:family="paragraph" style:parent-style-name="Standard" style:list-style-name="L1">
      <style:paragraph-properties fo:margin-top="0in" fo:margin-bottom="0in" style:contextual-spacing="false"/>
      <style:text-properties style:text-position="0% 100%" fo:font-weight="normal" officeooo:rsid="00112e48" officeooo:paragraph-rsid="005b4f2e" style:font-weight-asian="normal" style:font-weight-complex="normal"/>
    </style:style>
    <style:style style:name="P70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2pt" fo:font-weight="normal" officeooo:rsid="00112e48" officeooo:paragraph-rsid="005b4f2e" style:font-size-asian="12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2pt" fo:font-weight="normal" officeooo:rsid="00112e48" officeooo:paragraph-rsid="00631519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2pt" fo:font-weight="normal" officeooo:rsid="005ad1a9" officeooo:paragraph-rsid="005a1421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2pt" fo:font-weight="normal" officeooo:rsid="00158204" officeooo:paragraph-rsid="005fa399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2pt" fo:font-weight="normal" officeooo:rsid="008f4f2e" officeooo:paragraph-rsid="004bd40e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2pt" fo:font-weight="normal" officeooo:rsid="00426b15" officeooo:paragraph-rsid="00494fed" style:font-size-asian="12pt" style:font-weight-asian="normal" style:font-size-complex="12pt" style:font-weight-complex="normal"/>
    </style:style>
    <style:style style:name="P76" style:family="paragraph" style:parent-style-name="Text_20_body" style:list-style-name="L1">
      <style:paragraph-properties fo:margin-top="0in" fo:margin-bottom="0in" style:contextual-spacing="false"/>
      <style:text-properties fo:font-weight="normal" officeooo:paragraph-rsid="0020788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13056" style:font-weight-asian="normal" style:font-weight-complex="normal"/>
    </style:style>
    <style:style style:name="T3" style:family="text">
      <style:text-properties fo:font-weight="normal" officeooo:rsid="0035db8b" style:font-weight-asian="normal" style:font-weight-complex="normal"/>
    </style:style>
    <style:style style:name="T4" style:family="text">
      <style:text-properties fo:font-weight="normal" officeooo:rsid="00494fed" style:font-weight-asian="normal" style:font-weight-complex="normal"/>
    </style:style>
    <style:style style:name="T5" style:family="text">
      <style:text-properties fo:font-weight="normal" officeooo:rsid="0029816c" style:font-weight-asian="normal" style:font-weight-complex="normal"/>
    </style:style>
    <style:style style:name="T6" style:family="text">
      <style:text-properties fo:font-weight="normal" officeooo:rsid="0056d043" style:font-weight-asian="normal" style:font-weight-complex="normal"/>
    </style:style>
    <style:style style:name="T7" style:family="text">
      <style:text-properties fo:font-weight="normal" officeooo:rsid="00570649" style:font-weight-asian="normal" style:font-weight-complex="normal"/>
    </style:style>
    <style:style style:name="T8" style:family="text">
      <style:text-properties fo:font-weight="normal" officeooo:rsid="009f1032" style:font-weight-asian="normal" style:font-weight-complex="normal"/>
    </style:style>
    <style:style style:name="T9" style:family="text">
      <style:text-properties fo:font-weight="normal" officeooo:rsid="005a0967" style:font-weight-asian="normal" style:font-weight-complex="normal"/>
    </style:style>
    <style:style style:name="T10" style:family="text">
      <style:text-properties fo:font-weight="normal" officeooo:rsid="00a9dd62" style:font-weight-asian="normal" style:font-weight-complex="normal"/>
    </style:style>
    <style:style style:name="T11" style:family="text">
      <style:text-properties fo:font-weight="normal" officeooo:rsid="005b4f2e" style:font-weight-asian="normal" style:font-weight-complex="normal"/>
    </style:style>
    <style:style style:name="T12" style:family="text">
      <style:text-properties fo:font-weight="normal" officeooo:rsid="00ac5fb7" style:font-weight-asian="normal" style:font-weight-complex="normal"/>
    </style:style>
    <style:style style:name="T13" style:family="text">
      <style:text-properties fo:font-weight="normal" officeooo:rsid="005fa399" style:font-weight-asian="normal" style:font-weight-complex="normal"/>
    </style:style>
    <style:style style:name="T14" style:family="text">
      <style:text-properties fo:font-weight="normal" officeooo:rsid="005fd098" style:font-weight-asian="normal" style:font-weight-complex="normal"/>
    </style:style>
    <style:style style:name="T15" style:family="text">
      <style:text-properties fo:font-weight="normal" officeooo:rsid="0042b25a" style:font-weight-asian="normal" style:font-weight-complex="normal"/>
    </style:style>
    <style:style style:name="T16" style:family="text">
      <style:text-properties fo:font-weight="normal" officeooo:rsid="005fdb90" style:font-weight-asian="normal" style:font-weight-complex="normal"/>
    </style:style>
    <style:style style:name="T17" style:family="text">
      <style:text-properties fo:font-weight="normal" officeooo:rsid="00b429ca" style:font-weight-asian="normal" style:font-weight-complex="normal"/>
    </style:style>
    <style:style style:name="T18" style:family="text">
      <style:text-properties fo:font-weight="normal" officeooo:rsid="006172bd" style:font-weight-asian="normal" style:font-weight-complex="normal"/>
    </style:style>
    <style:style style:name="T19" style:family="text">
      <style:text-properties fo:font-weight="normal" officeooo:rsid="00620984" style:font-weight-asian="normal" style:font-weight-complex="normal"/>
    </style:style>
    <style:style style:name="T20" style:family="text">
      <style:text-properties fo:font-weight="normal" officeooo:rsid="0058c706" style:font-weight-asian="normal" style:font-weight-complex="normal"/>
    </style:style>
    <style:style style:name="T21" style:family="text">
      <style:text-properties fo:font-weight="normal" officeooo:rsid="00631519" style:font-weight-asian="normal" style:font-weight-complex="normal"/>
    </style:style>
    <style:style style:name="T22" style:family="text">
      <style:text-properties fo:font-weight="normal" officeooo:rsid="00799f8a" style:font-weight-asian="normal" style:font-weight-complex="normal"/>
    </style:style>
    <style:style style:name="T23" style:family="text">
      <style:text-properties fo:font-weight="normal" fo:background-color="transparent" style:font-weight-asian="normal" style:font-weight-complex="normal"/>
    </style:style>
    <style:style style:name="T24" style:family="text"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text-position="0% 100%" style:font-name="Times New Roman" fo:font-size="12pt" style:font-size-asian="12pt" style:font-size-complex="12pt"/>
    </style:style>
    <style:style style:name="T26" style:family="text">
      <style:text-properties style:text-position="0% 100%" fo:font-weight="normal" officeooo:rsid="00b429ca" style:font-weight-asian="normal" style:font-weight-complex="normal"/>
    </style:style>
    <style:style style:name="T27" style:family="text"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31ae4d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T30" style:family="text">
      <style:text-properties officeooo:rsid="001fe131"/>
    </style:style>
    <style:style style:name="T31" style:family="text">
      <style:text-properties officeooo:rsid="0020788e"/>
    </style:style>
    <style:style style:name="T32" style:family="text">
      <style:text-properties officeooo:rsid="00296b3f"/>
    </style:style>
    <style:style style:name="T33" style:family="text">
      <style:text-properties officeooo:rsid="003909c0"/>
    </style:style>
    <style:style style:name="T34" style:family="text">
      <style:text-properties officeooo:rsid="0040692b"/>
    </style:style>
    <style:style style:name="T35" style:family="text">
      <style:text-properties officeooo:rsid="00425362"/>
    </style:style>
    <style:style style:name="T36" style:family="text">
      <style:text-properties officeooo:rsid="005a0967"/>
    </style:style>
    <style:style style:name="T37" style:family="text">
      <style:text-properties officeooo:rsid="00692b9a"/>
    </style:style>
    <style:style style:name="T38" style:family="text">
      <style:text-properties fo:background-color="transparent"/>
    </style:style>
    <style:style style:name="T39" style:family="text">
      <style:text-properties officeooo:rsid="006eb1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Operating System</text:span></text:p>
      <text:list xml:id="list4456556560529700151" text:style-name="L1">
        <text:list-item>
          <text:p text:style-name="P5"><text:a xlink:type="simple" xlink:href="../Processes.odt">Processes</text:a> –<text:span text:style-name="T2"> </text:span><text:a xlink:type="simple" xlink:href="../../To%20do.odt#Processes"><text:span text:style-name="T2">To do</text:span></text:a></text:p>
          <text:list>
            <text:list-item>
              <text:p text:style-name="P4"><text:a xlink:type="simple" xlink:href="../Context%20Switching.odt">Context Switching</text:a></text:p>
            </text:list-item>
            <text:list-item>
              <text:p text:style-name="P4"><text:a xlink:type="simple" xlink:href="../Threads.odt"><text:span text:style-name="T38">Threads</text:span></text:a></text:p>
            </text:list-item>
            <text:list-item>
              <text:p text:style-name="P4"><text:a xlink:type="simple" xlink:href="../Process%20Scheduling.odt">CPU scheduling</text:a></text:p>
            </text:list-item>
            <text:list-item>
              <text:p text:style-name="P4"><text:a xlink:type="simple" xlink:href="../Signals.odt">Signals</text:a></text:p>
            </text:list-item>
          </text:list>
        </text:list-item>
        <text:list-item>
          <text:p text:style-name="P6">Inter-process communication –<text:span text:style-name="T2"> </text:span><text:a xlink:type="simple" xlink:href="../../To%20do.odt#IPC"><text:span text:style-name="T2">To do</text:span></text:a></text:p>
          <text:list>
            <text:list-item>
              <text:p text:style-name="P4"><text:a xlink:type="simple" xlink:href="../Shared%20Memory.odt">Shared Memory</text:a> <text:span text:style-name="T39">- </text:span><text:a xlink:type="simple" xlink:href="../InspectingSHMProcesses.txt">Inspecting SHM Processes</text:a></text:p>
            </text:list-item>
            <text:list-item>
              <text:p text:style-name="P4"><text:a xlink:type="simple" xlink:href="../Message%20Passing.odt">Message Passing</text:a> <text:span text:style-name="T39">- </text:span><text:a xlink:type="simple" xlink:href="../Pipes.odt">Pipes</text:a></text:p>
            </text:list-item>
          </text:list>
        </text:list-item>
        <text:list-item>
          <text:p text:style-name="P4"><text:a xlink:type="simple" xlink:href="../Process%20synchronization.odt">Synchronization and concurrency among Processes</text:a></text:p>
          <text:list>
            <text:list-item>
              <text:p text:style-name="P12"><text:a xlink:type="simple" xlink:href="../Locks.odt"><text:span text:style-name="T28">Locks</text:span></text:a></text:p>
            </text:list-item>
            <text:list-item>
              <text:p text:style-name="P4"><text:a xlink:type="simple" xlink:href="../Atomic%20hardware-primitives%20for%20synchronization.odt">Atomic Hardware primitives</text:a></text:p>
            </text:list-item>
            <text:list-item>
              <text:p text:style-name="P4"><text:a xlink:type="simple" xlink:href="../Semaphores.odt">Semaphores</text:a></text:p>
              <text:list>
                <text:list-item>
                  <text:p text:style-name="P7"><text:a xlink:type="simple" xlink:href="../workspace/Bounded%20Buffer%20using%20counting%20semaphores/main.c">Bounded buffer using counting semaphores</text:a><text:span text:style-name="T37">(Figure 23)</text:span></text:p>
                </text:list-item>
                <text:list-item>
                  <text:p text:style-name="P13">Readers-Writers using counting-semaphores(Figure 24)</text:p>
                </text:list-item>
                <text:list-item>
                  <text:p text:style-name="P7"><text:a xlink:type="simple" xlink:href="../Operating%20System%20Concepts%20-%208th%20Edition%20-%20Silberschatz,%20Galvin,%20Gagne/src/Dining%20Philosophers%20using%20semaphores/main.c">Dining Philosophers problem using semaphores</text:a><text:span text:style-name="T37">(Figure 25)</text:span></text:p>
                </text:list-item>
              </text:list>
            </text:list-item>
            <text:list-item>
              <text:p text:style-name="P4"><text:a xlink:type="simple" xlink:href="../Monitors.odt">Monitors</text:a></text:p>
              <text:list>
                <text:list-item>
                  <text:p text:style-name="P7"><text:a xlink:type="simple" xlink:href="../Operating%20System%20Concepts%20-%208th%20Edition%20-%20Silberschatz,%20Galvin,%20Gagne/Exercises/Bounded%20Buffer%20using%20condition%20variables/main.c">Bounded buffer using condition variables</text:a></text:p>
                </text:list-item>
                <text:list-item>
                  <text:p text:style-name="P7"><text:a xlink:type="simple" xlink:href="../Operating%20System%20Concepts%20-%208th%20Edition%20-%20Silberschatz,%20Galvin,%20Gagne/Exercises/Bounded%20buffer%20using%20monitors/src/BoundedBuffer.java">Bounded buffer using monitors</text:a></text:p>
                </text:list-item>
                <text:list-item>
                  <text:p text:style-name="P7"><text:a xlink:type="simple" xlink:href="../Operating%20System%20Concepts%20-%208th%20Edition%20-%20Silberschatz,%20Galvin,%20Gagne/Exercises/Dining%20Philosophers%20using%20condition%20variables/main.c">Dining Philosophers problem using condition-variables</text:a></text:p>
                </text:list-item>
              </text:list>
            </text:list-item>
          </text:list>
        </text:list-item>
        <text:list-item>
          <text:p text:style-name="P8"><text:a xlink:type="simple" xlink:href="../Deadlocks.odt">Deadlock</text:a> –<text:span text:style-name="T2"> </text:span><text:a xlink:type="simple" xlink:href="../../To%20do.odt#Deadlock"><text:span text:style-name="T2">To do</text:span></text:a></text:p>
          <text:list>
            <text:list-item>
              <text:p text:style-name="P14"><text:a xlink:type="simple" xlink:href="../Deadlock%20Prevention.odt"><text:span text:style-name="T1">Deadlock prevention</text:span></text:a></text:p>
            </text:list-item>
            <text:list-item>
              <text:p text:style-name="P14"><text:a xlink:type="simple" xlink:href="../Deadlock%20Avoidance.odt"><text:span text:style-name="T1">Deadlock avoidance</text:span></text:a></text:p>
            </text:list-item>
            <text:list-item>
              <text:p text:style-name="P14"><text:a xlink:type="simple" xlink:href="../Deadlock%20detection%20and%20recovery.odt"><text:span text:style-name="T2">Deadlock </text:span></text:a><text:a xlink:type="simple" xlink:href="../Deadlock%20detection%20and%20recovery.odt"><text:span text:style-name="T5">detection and </text:span></text:a><text:a xlink:type="simple" xlink:href="../Deadlock%20detection%20and%20recovery.odt"><text:span text:style-name="T2">recovery</text:span></text:a></text:p>
            </text:list-item>
            <text:list-item>
              <text:p text:style-name="P14"><text:a xlink:type="simple" xlink:href="../../Databases/Handling%20deadlocks%20in%20concurrency%20control%20systems.odt"><text:span text:style-name="T6">Handling deadlocks in the concurrency control component of database systems</text:span></text:a></text:p>
            </text:list-item>
          </text:list>
        </text:list-item>
        <text:list-item>
          <text:p text:style-name="P9">Memory management and virtual memory –<text:span text:style-name="T2"> </text:span><text:a xlink:type="simple" xlink:href="../../To%20do.odt#Memory%20management"><text:span text:style-name="T2">To do</text:span></text:a></text:p>
          <text:list>
            <text:list-item>
              <text:p text:style-name="P4"><text:a xlink:type="simple" xlink:href="../Memory%20management.odt"><text:span text:style-name="T38">Memory management</text:span></text:a></text:p>
              <text:list>
                <text:list-item>
                  <text:p text:style-name="P4"><text:a xlink:type="simple" xlink:href="../Contiguous%20Memory%20Allocation%20Scheme.odt"><text:span text:style-name="T38">Contiguous memory allocation schemes</text:span></text:a></text:p>
                </text:list-item>
                <text:list-item>
                  <text:p text:style-name="P4"><text:a xlink:type="simple" xlink:href="../../Computer%20Organization%20and%20Architecture/Virtual%20Memory.odt"><text:span text:style-name="T38">Paging</text:span></text:a></text:p>
                </text:list-item>
                <text:list-item>
                  <text:p text:style-name="P4"><text:a xlink:type="simple" xlink:href="../Segmentation.odt"><text:span text:style-name="T38">Segmentation</text:span></text:a></text:p>
                </text:list-item>
              </text:list>
            </text:list-item>
            <text:list-item>
              <text:p text:style-name="P4"><text:a xlink:type="simple" xlink:href="../../Computer%20Organization%20and%20Architecture/Virtual%20Memory.odt"><text:span text:style-name="T38">Virtual memory</text:span></text:a></text:p>
              <text:list>
                <text:list-item>
                  <text:p text:style-name="P4"><text:a xlink:type="simple" xlink:href="../../Computer%20Organization%20and%20Architecture/Virtual%20Memory%20-%20Structure%20of%20Page%20Tables.odt"><text:span text:style-name="T38">Structure of Page Tables</text:span></text:a></text:p>
                </text:list-item>
                <text:list-item>
                  <text:p text:style-name="P4"><text:a xlink:type="simple" xlink:href="../../Computer%20Organization%20and%20Architecture/Virtual%20Memory%20-%20Page%20Replacement.odt"><text:span text:style-name="T27">Page Replacement</text:span></text:a></text:p>
                </text:list-item>
                <text:list-item>
                  <text:p text:style-name="P19"><text:a xlink:type="simple" xlink:href="../../Computer%20Organization%20and%20Architecture/Virtual%20Memory%20-%20Frame%20allocation.odt"><text:span text:style-name="T29">Frame allocation</text:span></text:a></text:p>
                </text:list-item>
                <text:list-item>
                  <text:p text:style-name="P4"><text:a xlink:type="simple" xlink:href="../../Computer%20Organization%20and%20Architecture/Virtual%20Memory%20-%20Memory%20usage%20of%20Page%20tables.odt"><text:span text:style-name="T27">Memory usage of Page tables</text:span></text:a></text:p>
                </text:list-item>
                <text:list-item>
                  <text:p text:style-name="P20"><text:a xlink:type="simple" xlink:href="../../Computer%20Organization%20and%20Architecture/Virtual%20Memory%20-%20Translation-Lookaside%20buffer(TLB).odt"><text:span text:style-name="T23">Translation Lookaside buffer(TLB)</text:span></text:a></text:p>
                </text:list-item>
                <text:list-item>
                  <text:p text:style-name="P4"><text:a xlink:type="simple" xlink:href="../../Computer%20Organization%20and%20Architecture/Virtual%20Memory%20-%20Design%20issues.odt"><text:span text:style-name="T24">Design issues</text:span></text:a></text:p>
                </text:list-item>
                <text:list-item>
                  <text:p text:style-name="P4"><text:a xlink:type="simple" xlink:href="../../Computer%20Organization%20and%20Architecture/Virtual%20Memory%20-%20Thrashing.odt"><text:span text:style-name="T24">Thrashing</text:span></text:a></text:p>
                </text:list-item>
                <text:list-item>
                  <text:p text:style-name="P24"><text:a xlink:type="simple" xlink:href="../../Computer%20Organization%20and%20Architecture/Virtual%20Memory%20-%20Memory%20Mapped%20Files.odt"><text:span text:style-name="T25">Memory Mapped Files</text:span></text:a></text:p>
                </text:list-item>
              </text:list>
            </text:list-item>
          </text:list>
        </text:list-item>
        <text:list-item>
          <text:p text:style-name="P9">File system –<text:span text:style-name="T34"> </text:span><text:a xlink:type="simple" xlink:href="../../To%20do.odt#File%20System"><text:span text:style-name="T34">To do</text:span></text:a></text:p>
          <text:list>
            <text:list-item>
              <text:p text:style-name="P10"><text:a xlink:type="simple" xlink:href="../Binary%20Files.odt"><text:span text:style-name="T22">Binary Files</text:span></text:a></text:p>
            </text:list-item>
            <text:list-item>
              <text:p text:style-name="P4"><text:a xlink:type="simple" xlink:href="../File%20System%20Structure.odt"><text:span text:style-name="T1">File system structure</text:span></text:a></text:p>
            </text:list-item>
            <text:list-item>
              <text:p text:style-name="P4"><text:a xlink:type="simple" xlink:href="../File%20System%20Implementation.odt"><text:span text:style-name="T1">File system implementation</text:span></text:a></text:p>
              <text:list>
                <text:list-item>
                  <text:p text:style-name="P49"><text:a xlink:type="simple" xlink:href="../Important%20data%20structures%20of%20a%20file%20system.odt"><text:span text:style-name="T1">Important data structures of a file system</text:span></text:a></text:p>
                </text:list-item>
                <text:list-item>
                  <text:p text:style-name="P4"><text:a xlink:type="simple" xlink:href="../Directory%20implementation.odt"><text:span text:style-name="T1">Directory Structure Implementation</text:span></text:a></text:p>
                </text:list-item>
                <text:list-item>
                  <text:p text:style-name="P24"><text:a xlink:type="simple" xlink:href="../File%20Allocation%20Methods.odt">File Allocation Methods</text:a></text:p>
                </text:list-item>
                <text:list-item>
                  <text:p text:style-name="P4"><text:a xlink:type="simple" xlink:href="../Free%20Space%20Management.odt"><text:span text:style-name="T1">Free Space Management</text:span></text:a></text:p>
                </text:list-item>
                <text:list-item>
                  <text:p text:style-name="P27"><text:a xlink:type="simple" xlink:href="../Design%20considerations%20of%20a%20file%20system.odt">Design considerations of a file system</text:a></text:p>
                </text:list-item>
                <text:list-item>
                  <text:p text:style-name="P4"><text:soft-page-break/><text:a xlink:type="simple" xlink:href="../File%20System%20Recovery.odt"><text:span text:style-name="T1">File System Recovery</text:span></text:a></text:p>
                </text:list-item>
                <text:list-item>
                  <text:p text:style-name="P24">File System Backup</text:p>
                </text:list-item>
                <text:list-item>
                  <text:p text:style-name="P49"><text:a xlink:type="simple" xlink:href="../Network%20File%20System.odt"><text:span text:style-name="T1">NFS</text:span></text:a></text:p>
                </text:list-item>
              </text:list>
            </text:list-item>
          </text:list>
        </text:list-item>
        <text:list-item>
          <text:p text:style-name="P29">IO</text:p>
          <text:list>
            <text:list-item>
              <text:p text:style-name="P50"><text:a xlink:type="simple" xlink:href="../Application%20IO%20interface.odt"><text:span text:style-name="T7">Application IO interface</text:span></text:a></text:p>
            </text:list-item>
          </text:list>
        </text:list-item>
        <text:list-item>
          <text:p text:style-name="P4">Protection and security –<text:span text:style-name="T34"> </text:span><text:a xlink:type="simple" xlink:href="../../To%20do.odt#Protection"><text:span text:style-name="T34">To do</text:span></text:a></text:p>
        </text:list-item>
      </text:list>
      <text:p text:style-name="Standard"/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oft-page-break/><text:span text:style-name="Strong_20_Emphasis"><text:span text:style-name="T30">Gate questions</text:span></text:span></text:p>
      <text:list xml:id="list73413209623443" text:continue-numbering="true" text:style-name="L1">
        <text:list-item>
          <text:p text:style-name="P11">Processes, <text:span text:style-name="T31">threads, scheduling</text:span></text:p>
          <text:list>
            <text:list-item>
              <text:p text:style-name="P54">TG - 2240 – 22, 39</text:p>
            </text:list-item>
            <text:list-item>
              <text:p text:style-name="P76">TG – 2241 – <text:span text:style-name="T31">4, </text:span>5, <text:span text:style-name="T31">6</text:span></text:p>
            </text:list-item>
            <text:list-item>
              <text:p text:style-name="P54">TG – 2242 – 32</text:p>
            </text:list-item>
            <text:list-item>
              <text:p text:style-name="P76"><text:span text:style-name="T1">TG – 2233 – 14, </text:span><text:span text:style-name="T31">15, </text:span><text:span text:style-name="T1">26</text:span></text:p>
            </text:list-item>
            <text:list-item>
              <text:p text:style-name="P25">TG – 2251 – 18</text:p>
            </text:list-item>
            <text:list-item>
              <text:p text:style-name="P30">TG – 2253 – 34, 36</text:p>
            </text:list-item>
            <text:list-item>
              <text:p text:style-name="P31">TG – 2254 – 35</text:p>
            </text:list-item>
            <text:list-item>
              <text:p text:style-name="P55"><text:span text:style-name="Strong_20_Emphasis"><text:span text:style-name="T10">TG – 2258 – </text:span></text:span><text:span text:style-name="Strong_20_Emphasis"><text:span text:style-name="T11">12</text:span></text:span></text:p>
            </text:list-item>
            <text:list-item>
              <text:p text:style-name="P32">G – 2003 – 77</text:p>
            </text:list-item>
            <text:list-item>
              <text:p text:style-name="P33">G – 2004 – 11, 12, 46</text:p>
            </text:list-item>
            <text:list-item>
              <text:p text:style-name="P35">G – 2005 – 72</text:p>
            </text:list-item>
            <text:list-item>
              <text:p text:style-name="P56"><text:span text:style-name="Strong_20_Emphasis"><text:span text:style-name="T12">G – 2007 – </text:span></text:span><text:span text:style-name="Strong_20_Emphasis"><text:span text:style-name="T13">16, 17, 55</text:span></text:span></text:p>
            </text:list-item>
            <text:list-item>
              <text:p text:style-name="P38">G – 2008 – <text:span text:style-name="T36">37, </text:span>66</text:p>
            </text:list-item>
            <text:list-item>
              <text:p text:style-name="P60">G – 2009 – 32</text:p>
            </text:list-item>
            <text:list-item>
              <text:p text:style-name="P39">G – 2010 – 25</text:p>
            </text:list-item>
            <text:list-item>
              <text:p text:style-name="P41">G – 2011 – 6, 16, 35</text:p>
            </text:list-item>
            <text:list-item>
              <text:p text:style-name="P57"><text:span text:style-name="Strong_20_Emphasis"><text:span text:style-name="T12">G – 20</text:span></text:span><text:span text:style-name="Strong_20_Emphasis"><text:span text:style-name="T15">12</text:span></text:span><text:span text:style-name="Strong_20_Emphasis"><text:span text:style-name="T12"> – </text:span></text:span><text:span text:style-name="Strong_20_Emphasis"><text:span text:style-name="T16">5, </text:span></text:span><text:span text:style-name="Strong_20_Emphasis"><text:span text:style-name="T18">31</text:span></text:span></text:p>
            </text:list-item>
          </text:list>
        </text:list-item>
        <text:list-item>
          <text:p text:style-name="P11">Inter-process communication</text:p>
          <text:list>
            <text:list-item>
              <text:p text:style-name="P25">TG – 2232 - 1</text:p>
            </text:list-item>
          </text:list>
        </text:list-item>
        <text:list-item>
          <text:p text:style-name="P11">Synchronization and concurrency among Processes</text:p>
          <text:list>
            <text:list-item>
              <text:p text:style-name="P28">TG – 2240 – 41</text:p>
            </text:list-item>
            <text:list-item>
              <text:p text:style-name="P28">TG – 2242 – 48, 49</text:p>
            </text:list-item>
            <text:list-item>
              <text:p text:style-name="P28">TG – 2232 – 20</text:p>
            </text:list-item>
            <text:list-item>
              <text:p text:style-name="P42">TG – 2254 - 3</text:p>
            </text:list-item>
            <text:list-item>
              <text:p text:style-name="P43">G – 2003 – 80</text:p>
            </text:list-item>
            <text:list-item>
              <text:p text:style-name="P44">G – 2004 – 48</text:p>
            </text:list-item>
            <text:list-item>
              <text:p text:style-name="P59"><text:span text:style-name="Strong_20_Emphasis"><text:span text:style-name="T12">G – 2007 – </text:span></text:span><text:span text:style-name="Strong_20_Emphasis"><text:span text:style-name="T13">58</text:span></text:span></text:p>
            </text:list-item>
            <text:list-item>
              <text:p text:style-name="P46">G – 2008 -63</text:p>
            </text:list-item>
            <text:list-item>
              <text:p text:style-name="P62">G – 2009 – 33</text:p>
            </text:list-item>
            <text:list-item>
              <text:p text:style-name="P40">G – 2010 – 23, 45</text:p>
            </text:list-item>
            <text:list-item>
              <text:p text:style-name="P67"><text:span text:style-name="Strong_20_Emphasis"><text:span text:style-name="T17">G – 2012 – </text:span></text:span><text:span text:style-name="Strong_20_Emphasis"><text:span text:style-name="T18">30</text:span></text:span></text:p>
            </text:list-item>
          </text:list>
        </text:list-item>
        <text:list-item>
          <text:p text:style-name="P11">Deadlock</text:p>
          <text:list>
            <text:list-item>
              <text:p text:style-name="P15">TG – 2240 – 40</text:p>
            </text:list-item>
            <text:list-item>
              <text:p text:style-name="P15">TG – 2241 – 45</text:p>
            </text:list-item>
            <text:list-item>
              <text:p text:style-name="P15">TG – 2234 – 48, 49</text:p>
            </text:list-item>
            <text:list-item>
              <text:p text:style-name="P15">TG – 2251 – 32</text:p>
            </text:list-item>
            <text:list-item>
              <text:p text:style-name="P16">TG – 2254 – 36, 37</text:p>
            </text:list-item>
            <text:list-item>
              <text:p text:style-name="P72">TG – 2257 – 23</text:p>
            </text:list-item>
            <text:list-item>
              <text:p text:style-name="P70"><text:span text:style-name="Strong_20_Emphasis"><text:span text:style-name="T10">TG – 2258 – </text:span></text:span><text:span text:style-name="Strong_20_Emphasis"><text:span text:style-name="T11">13</text:span></text:span></text:p>
            </text:list-item>
            <text:list-item>
              <text:p text:style-name="P71"><text:span text:style-name="Strong_20_Emphasis"><text:span text:style-name="T20">TG – 2259 – </text:span></text:span><text:span text:style-name="Strong_20_Emphasis"><text:span text:style-name="T21">11</text:span></text:span></text:p>
            </text:list-item>
            <text:list-item>
              <text:p text:style-name="P17">G – 2005 – 71</text:p>
            </text:list-item>
            <text:list-item>
              <text:p text:style-name="P73"><text:span text:style-name="Strong_20_Emphasis"><text:span text:style-name="T12">G – 2007 – </text:span></text:span><text:span text:style-name="Strong_20_Emphasis"><text:span text:style-name="T13">57</text:span></text:span></text:p>
            </text:list-item>
            <text:list-item>
              <text:p text:style-name="P18">G – 2008 - 65</text:p>
            </text:list-item>
            <text:list-item>
              <text:p text:style-name="P74">G – 2009 – 30</text:p>
            </text:list-item>
            <text:list-item>
              <text:p text:style-name="P75"><text:span text:style-name="Strong_20_Emphasis"><text:span text:style-name="T3">G – 2010 – </text:span></text:span><text:span text:style-name="Strong_20_Emphasis"><text:span text:style-name="T4">46</text:span></text:span></text:p>
            </text:list-item>
          </text:list>
        </text:list-item>
        <text:list-item>
          <text:p text:style-name="P11">Memory management and virtual memory</text:p>
          <text:list>
            <text:list-item>
              <text:p text:style-name="P21"><text:soft-page-break/>TG – 2232 – 21</text:p>
            </text:list-item>
            <text:list-item>
              <text:p text:style-name="P22">TG – 2233 – 9</text:p>
            </text:list-item>
            <text:list-item>
              <text:p text:style-name="P51">TG – 2234 – 44, <text:span text:style-name="T35">9, 7</text:span></text:p>
            </text:list-item>
            <text:list-item>
              <text:p text:style-name="P21">TG – 2241 – 47</text:p>
            </text:list-item>
            <text:list-item>
              <text:p text:style-name="P21">TG – 2242 – 31</text:p>
            </text:list-item>
            <text:list-item>
              <text:p text:style-name="P23">TG – 2251 – 54, 55</text:p>
            </text:list-item>
            <text:list-item>
              <text:p text:style-name="P52">TG – 2253 – 9, <text:span text:style-name="T32">35</text:span></text:p>
            </text:list-item>
            <text:list-item>
              <text:p text:style-name="P53">TG – 2254 – 1, <text:span text:style-name="T33">2, 29, 52, 53</text:span></text:p>
            </text:list-item>
            <text:list-item>
              <text:p text:style-name="P63">TG – 2255 – 19, 42</text:p>
            </text:list-item>
            <text:list-item>
              <text:p text:style-name="P64">TG – 2256 – 1, 2, 47, 48, 49</text:p>
            </text:list-item>
            <text:list-item>
              <text:p text:style-name="P65">TG – 2257 – 47</text:p>
            </text:list-item>
            <text:list-item>
              <text:p text:style-name="P66">TG – 2259 – 12</text:p>
            </text:list-item>
            <text:list-item>
              <text:p text:style-name="P69"><text:span text:style-name="Strong_20_Emphasis"><text:span text:style-name="T10">TG – 2258 – 28</text:span></text:span><text:span text:style-name="Strong_20_Emphasis"><text:span text:style-name="T11">32, 33</text:span></text:span></text:p>
            </text:list-item>
            <text:list-item>
              <text:p text:style-name="P51">G – 2003 – 26, 76, 78, 79</text:p>
            </text:list-item>
            <text:list-item>
              <text:p text:style-name="P34">G – 2004 – 21, 47,</text:p>
            </text:list-item>
            <text:list-item>
              <text:p text:style-name="P36">G – 2005 – 22</text:p>
            </text:list-item>
            <text:list-item>
              <text:p text:style-name="P56"><text:span text:style-name="Strong_20_Emphasis"><text:span text:style-name="T12">G – 2007 – </text:span></text:span><text:span text:style-name="Strong_20_Emphasis"><text:span text:style-name="T13">56, </text:span></text:span><text:span text:style-name="Strong_20_Emphasis"><text:span text:style-name="T14">82, 83</text:span></text:span></text:p>
            </text:list-item>
            <text:list-item>
              <text:p text:style-name="P47">G – 2008 - 67</text:p>
            </text:list-item>
            <text:list-item>
              <text:p text:style-name="P61">G – 2009 – 9, 10, 34</text:p>
            </text:list-item>
            <text:list-item>
              <text:p text:style-name="P39">G – 2010 – 24</text:p>
            </text:list-item>
            <text:list-item>
              <text:p text:style-name="P41">G – 2011 – 20</text:p>
            </text:list-item>
            <text:list-item>
              <text:p text:style-name="P68"><text:span text:style-name="Strong_20_Emphasis"><text:span text:style-name="T17">G – 2012 – </text:span></text:span><text:span text:style-name="Strong_20_Emphasis"><text:span text:style-name="T19">42</text:span></text:span></text:p>
            </text:list-item>
          </text:list>
        </text:list-item>
        <text:list-item>
          <text:p text:style-name="P11">File system</text:p>
          <text:list>
            <text:list-item>
              <text:p text:style-name="P26">TG – 2242 – 3</text:p>
            </text:list-item>
            <text:list-item>
              <text:p text:style-name="P48">G – 2003 – 25</text:p>
            </text:list-item>
            <text:list-item>
              <text:p text:style-name="P45">G – 2004 – 49</text:p>
            </text:list-item>
            <text:list-item>
              <text:p text:style-name="P37">G – 2005 – 21</text:p>
            </text:list-item>
            <text:list-item>
              <text:p text:style-name="P58"><text:span text:style-name="Strong_20_Emphasis"><text:span text:style-name="T8">G – 2008 – </text:span></text:span><text:span text:style-name="Strong_20_Emphasis"><text:span text:style-name="T9">20</text:span></text:span></text:p>
            </text:list-item>
            <text:list-item>
              <text:p text:style-name="P68"><text:span text:style-name="Strong_20_Emphasis"><text:span text:style-name="T26">G – 2012 – </text:span></text:span><text:span text:style-name="Strong_20_Emphasis"><text:span text:style-name="T19">43</text:span></text:span></text:p>
            </text:list-item>
          </text:list>
        </text:list-item>
        <text:list-item>
          <text:p text:style-name="P11">Protection and security.</text:p>
        </text:list-item>
      </text:list>
      <text:p text:style-name="P3"><text:a xlink:type="simple" xlink:href="../Signals.od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1.2.3$Linux_x86 LibreOffice_project/410m0$Build-3</meta:generator>
    <dc:date>2013-12-10T07:34:11.519421320</dc:date>
    <dc:creator>Kempa </dc:creator>
    <meta:editing-duration>P2DT12H4M56S</meta:editing-duration>
    <meta:editing-cycles>78</meta:editing-cycles>
    <meta:document-statistic meta:table-count="0" meta:image-count="0" meta:object-count="0" meta:page-count="4" meta:paragraph-count="132" meta:word-count="584" meta:character-count="2748" meta:non-whitespace-character-count="2286"/>
  </office:meta>
</office:document-meta>
</file>